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xplain me all the terms related to blockchain.</text:p>
      <text:p text:style-name="Normal">ChatGPT said:</text:p>
      <text:p text:style-name="Normal">ChatGPT</text:p>
      <text:p text:style-name="Normal">Here’s an overview of key blockchain-related terms:</text:p>
      <text:p text:style-name="Normal"/>
      <text:p text:style-name="Normal">1. Blockchain</text:p>
      <text:p text:style-name="Normal">A decentralized, distributed ledger technology that records transactions in blocks linked in chronological order, forming a continuous chain. Each block is immutable once added to the chain.</text:p>
      <text:p text:style-name="Normal">2. Block</text:p>
      <text:p text:style-name="Normal">A single unit in a blockchain containing a batch of verified transactions. Each block includes a unique identifier (hash), timestamp, and a reference to the previous block.</text:p>
      <text:p text:style-name="Normal">3. Ledger</text:p>
      <text:p text:style-name="Normal">A database that records all the transactions in a blockchain. It is decentralized, meaning it is stored across multiple computers (nodes) rather than a single central location.</text:p>
      <text:p text:style-name="Normal">4. Hash</text:p>
      <text:p text:style-name="Normal">A unique string (or code) generated by a cryptographic algorithm based on the content of a block or transaction. It ensures data integrity, as even a slight change in input data results in a drastically different hash.</text:p>
      <text:p text:style-name="Normal">5. Node</text:p>
      <text:p text:style-name="Normal">A computer or device that participates in the blockchain network by validating and sharing information across the network. Nodes help maintain the blockchain's security and consistency.</text:p>
      <text:p text:style-name="Normal">6. Decentralization</text:p>
      <text:p text:style-name="Normal">The process of distributing control and authority across a network rather than having a central authority. In blockchain, no single entity has full control, making it more secure and resistant to manipulation.</text:p>
      <text:p text:style-name="Normal">7. Cryptography</text:p>
      <text:p text:style-name="Normal">The practice of securing information using algorithms and encryption. Blockchain uses cryptographic methods (e.g., hashing, public-key cryptography) to protect data and ensure authenticity.</text:p>
      <text:p text:style-name="Normal">8. Consensus Mechanism</text:p>
      <text:p text:style-name="Normal">The protocol used by nodes in the network to agree on the validity of transactions. Examples include Proof of Work (PoW), Proof of Stake (PoS), and Delegated Proof of Stake (DPoS).</text:p>
      <text:p text:style-name="Normal">9. Proof of Work (PoW)</text:p>
      <text:soft-page-break/>
      <text:p text:style-name="Normal">A consensus algorithm where nodes (miners) compete to solve complex mathematical puzzles to validate transactions and create new blocks. It’s resource-intensive and requires significant computational power.</text:p>
      <text:p text:style-name="Normal">10. Proof of Stake (PoS)</text:p>
      <text:p text:style-name="Normal">An energy-efficient consensus algorithm where validators are chosen based on the amount of cryptocurrency they hold and are willing to "stake" as collateral. It encourages validators to act in the network's best interest.</text:p>
      <text:p text:style-name="Normal">11. Smart Contract</text:p>
      <text:p text:style-name="Normal">Self-executing code stored on a blockchain that automatically enforces and executes terms and conditions once predefined conditions are met. Used for automating agreements and processes.</text:p>
      <text:p text:style-name="Normal">12. Miner</text:p>
      <text:p text:style-name="Normal">An individual or entity using computational power to validate transactions and create new blocks on a blockchain network, typically rewarded with cryptocurrency for their work (in PoW systems).</text:p>
      <text:p text:style-name="Normal">13. Mining</text:p>
      <text:p text:style-name="Normal">The process of validating new transactions and adding them to the blockchain. It involves solving cryptographic puzzles and, in PoW, competing with other miners to create new blocks.</text:p>
      <text:p text:style-name="Normal">14. Fork</text:p>
      <text:p text:style-name="Normal">A split in the blockchain network, where the chain diverges into two separate paths due to differences in protocol updates, changes, or disagreements among community members. It can be a hard fork (permanent split) or a soft fork (backward-compatible update).</text:p>
      <text:p text:style-name="Normal">15. Token</text:p>
      <text:p text:style-name="Normal">A digital asset issued on a blockchain, representing a unit of value or utility. Tokens can serve as currency, grant access to specific applications, or represent assets like stocks and real estate.</text:p>
      <text:p text:style-name="Normal">16. Public and Private Keys</text:p>
      <text:p text:style-name="Normal">In blockchain, each user has a public key (used as an address to receive assets) and a private key (used to sign transactions and access assets). Public keys are shared openly, while private keys are kept secure and confidential.</text:p>
      <text:p text:style-name="Normal">17. Wallet</text:p>
      <text:p text:style-name="Normal">A digital tool that allows users to store, send, and receive cryptocurrency. Wallets hold users' private keys and can be hardware-based (physical devices) or software-based (applications).</text:p>
      <text:p text:style-name="Normal">18. Gas Fee</text:p>
      <text:p text:style-name="Normal">A transaction fee on blockchain networks (like Ethereum) to compensate miners for the computational work required to process and validate transactions. It depends on transaction complexity and network demand.</text:p>
      <text:p text:style-name="Normal">19. Blockchain Network</text:p>
      <text:soft-page-break/>
      <text:p text:style-name="Normal">The ecosystem that includes all nodes, participants, and protocols governing the blockchain’s operation. Examples of blockchain networks include Bitcoin, Ethereum, and Hyperledger.</text:p>
      <text:p text:style-name="Normal">20. Distributed Ledger Technology (DLT)</text:p>
      <text:p text:style-name="Normal">A digital system for recording asset transactions, where data is spread across multiple sites or nodes. Blockchain is a type of DLT but not all DLTs are blockchains.</text:p>
      <text:p text:style-name="Normal">21. Immutable</text:p>
      <text:p text:style-name="Normal">A characteristic of blockchain data that ensures it cannot be altered or deleted once recorded, guaranteeing data integrity and trustworthiness.</text:p>
      <text:p text:style-name="Normal">22. 51% Attack</text:p>
      <text:p text:style-name="Normal">A type of attack on a blockchain where a group of miners gains control of more than 50% of the network's hashing power, enabling them to manipulate transactions and potentially double-spend.</text:p>
      <text:p text:style-name="Normal">23. Double Spending</text:p>
      <text:p text:style-name="Normal">The act of spending the same cryptocurrency more than once. Blockchain prevents this by recording all transactions in a ledger that is continuously verified and updated.</text:p>
      <text:p text:style-name="Normal">24. Public Blockchain</text:p>
      <text:p text:style-name="Normal">An open blockchain accessible to anyone who wants to participate, like Bitcoin or Ethereum. These blockchains are fully decentralized and have no restrictions on participants.</text:p>
      <text:p text:style-name="Normal">25. Private Blockchain</text:p>
      <text:p text:style-name="Normal">A permissioned blockchain restricted to specific users or organizations. Typically used for enterprise applications where access and data privacy are important.</text:p>
      <text:p text:style-name="Normal">26. Permissioned Blockchain</text:p>
      <text:p text:style-name="Normal">A type of blockchain that requires authorization to access or modify data. It is often implemented in private or consortium blockchains for security and compliance.</text:p>
      <text:p text:style-name="Normal">27. Consortium Blockchain</text:p>
      <text:p text:style-name="Normal">A semi-decentralized blockchain where control is shared among a group of organizations rather than a single entity. Often used in industries like banking, where trust among participants is essential.</text:p>
      <text:p text:style-name="Normal">28. Merkle Tree</text:p>
      <text:p text:style-name="Normal">A data structure that organizes and verifies large amounts of data efficiently. Each transaction in a block is hashed and combined to create a single root hash, ensuring data integrity.</text:p>
      <text:p text:style-name="Normal">29. Nonce</text:p>
      <text:p text:style-name="Normal">A number added to a hashed block that, when hashed again, meets the difficulty requirement set by the network. It is an essential part of the mining process in PoW.</text:p>
      <text:p text:style-name="Normal">30. dApp (Decentralized Application)</text:p>
      <text:soft-page-break/>
      <text:p text:style-name="Normal">An application built on a blockchain network, often using smart contracts for backend logic. dApps are designed to be open-source, transparent, and decentralized.</text:p>
      <text:p text:style-name="Normal">31. ICO (Initial Coin Offering)</text:p>
      <text:p text:style-name="Normal">A fundraising method where a project offers tokens for purchase to investors in exchange for established cryptocurrencies, similar to an IPO in the stock market.</text:p>
      <text:p text:style-name="Normal">32. DAO (Decentralized Autonomous Organization)</text:p>
      <text:p text:style-name="Normal">An organization governed by smart contracts and rules written on a blockchain, rather than by centralized entities. DAOs operate through community-based voting and decision-making.</text:p>
      <text:p text:style-name="Normal">33. Oracle</text:p>
      <text:p text:style-name="Normal">A service or entity that connects blockchains with external data, allowing smart contracts to access real-world information like prices, weather, and sports results.</text:p>
      <text:p text:style-name="Normal">34. Sharding</text:p>
      <text:p text:style-name="Normal">A method of partitioning a blockchain network to improve scalability, where different nodes process different parts of the data in parallel, rather than the entire network processing all transactions.</text:p>
      <text:p text:style-name="Normal">35. Layer 1 and Layer 2 Solutions</text:p>
      <text:p text:style-name="Normal">Layer 1 - The base blockchain architecture itself, like Bitcoin or Ethereum.</text:p>
      <text:p text:style-name="Normal">Layer 2 - An overlaying network that sits on top of a Layer 1 blockchain, designed to improve scalability and speed (e.g., Lightning Network on Bitcoin).</text:p>
      <text:p text:style-name="Normal">36. Zero-Knowledge Proof</text:p>
      <text:p text:style-name="Normal">A cryptographic method allowing one party to prove to another that a statement is true without revealing any additional information. Used to enhance privacy in blockchain transactions.</text:p>
      <text:p text:style-name="Normal">37. Interoperability</text:p>
      <text:p text:style-name="Normal">The ability for different blockchain networks to interact and exchange data. Interoperable blockchains enable cross-platform and cross-chain activities.</text:p>
      <text:p text:style-name="Normal">38. Hyperledger</text:p>
      <text:p text:style-name="Normal">An open-source collaborative blockchain project focused on creating enterprise-grade blockchains. It offers tools and frameworks for developing permissioned blockchains.</text:p>
      <text:p text:style-name="Normal">39. Stablecoin</text:p>
      <text:p text:style-name="Normal">A type of cryptocurrency that maintains a stable value, usually pegged to a fiat currency (e.g., USD) to reduce price volatility.</text:p>
      <text:p text:style-name="Normal">40. Digital Signature</text:p>
      <text:p text:style-name="Normal">A cryptographic signature that verifies the sender’s identity in a transaction, ensuring authenticity without the need for intermediaries.</text:p>
      <text:p text:style-name="Normal">These terms collectively define the components, processes, and mechanisms that make blockchain technology function in a decentralized, secure, and transparent manner.</text:p>
      <text:p text:style-name="Normal"/>
      <text:p text:style-name="Normal"/>
      <text:p text:style-name="Normal"/>
      <text:p text:style-name="Normal"/>
      <text:p text:style-name="Normal"/>
      <text:p text:style-name="Normal"/>
      <text:p text:style-name="Normal">You said:</text:p>
      <text:p text:style-name="Normal">Explain to me neural networks.</text:p>
      <text:p text:style-name="Normal">ChatGPT said:</text:p>
      <text:p text:style-name="Normal">ChatGPT</text:p>
      <text:p text:style-name="Normal">Neural networks are a series of algorithms designed to recognize patterns in data, mimicking the way the human brain operates. They form the backbone of deep learning, a subset of machine learning, and are especially effective for complex data such as images, audio, and text.</text:p>
      <text:p text:style-name="Normal"/>
      <text:p text:style-name="Normal">Key Concepts in Neural Networks</text:p>
      <text:p text:style-name="Normal">1. Neurons (Nodes)</text:p>
      <text:p text:style-name="Normal">The basic units of a neural network, similar to the neurons in a human brain. Each neuron receives one or more inputs, processes them, and produces an output.</text:p>
      <text:p text:style-name="Normal">A neuron has a "weight" assigned to each input, which determines the strength of that input.</text:p>
      <text:p text:style-name="Normal">The weighted inputs are summed, and an activation function is applied to this sum to decide the neuron’s output.</text:p>
      <text:p text:style-name="Normal">2. Layers</text:p>
      <text:p text:style-name="Normal">Input Layer: The first layer that takes the input data (e.g., pixels of an image).</text:p>
      <text:p text:style-name="Normal">Hidden Layers: Layers between the input and output layers. These layers process data and perform complex transformations to extract features from the input.</text:p>
      <text:p text:style-name="Normal">Output Layer: The last layer, which produces the final output (e.g., the predicted class for an image).</text:p>
      <text:p text:style-name="Normal">Neural networks can have one or many hidden layers:</text:p>
      <text:p text:style-name="Normal"/>
      <text:p text:style-name="Normal">Single-layer (or shallow) neural networks have only one hidden layer.</text:p>
      <text:p text:style-name="Normal">Multi-layer (or deep) neural networks have two or more hidden layers, which is where deep learning networks get their name.</text:p>
      <text:p text:style-name="Normal">3. Weights and Biases</text:p>
      <text:soft-page-break/>
      <text:p text:style-name="Normal">Weights: Parameters that adjust the influence of an input feature on a neuron. Weights are updated during training to minimize errors.</text:p>
      <text:p text:style-name="Normal">Bias: A constant value added to the weighted input sum before applying the activation function. It helps the network better fit the data.</text:p>
      <text:p text:style-name="Normal">4. Activation Function</text:p>
      <text:p text:style-name="Normal">The activation function introduces non-linearity to the network, enabling it to learn and model complex patterns. Common activation functions include:</text:p>
      <text:p text:style-name="Normal">Sigmoid: Maps output between 0 and 1.</text:p>
      <text:p text:style-name="Normal">ReLU (Rectified Linear Unit): Outputs the input if positive; otherwise, it returns zero. Popular for hidden layers.</text:p>
      <text:p text:style-name="Normal">Softmax: Produces probabilities for multi-class classification in the output layer.</text:p>
      <text:p text:style-name="Normal">Tanh: Maps values between -1 and 1.</text:p>
      <text:p text:style-name="Normal">How Neural Networks Work</text:p>
      <text:p text:style-name="Normal">Forward Propagation</text:p>
      <text:p text:style-name="Normal"/>
      <text:p text:style-name="Normal">The input data passes through each layer of the network. Each neuron processes the inputs by calculating the weighted sum, adding the bias, applying the activation function, and passing the output to the next layer.</text:p>
      <text:p text:style-name="Normal">This process continues from the input layer, through the hidden layers, to the output layer, generating a final output.</text:p>
      <text:p text:style-name="Normal">Loss Function</text:p>
      <text:p text:style-name="Normal"/>
      <text:p text:style-name="Normal">A function that calculates the difference between the predicted output and the actual output. Common loss functions are Mean Squared Error (for regression) and Cross-Entropy (for classification).</text:p>
      <text:p text:style-name="Normal">The network’s goal is to minimize this error during training.</text:p>
      <text:p text:style-name="Normal">Backpropagation</text:p>
      <text:p text:style-name="Normal"/>
      <text:p text:style-name="Normal">The method of updating weights and biases to minimize the error by working backward from the output to the input layer.</text:p>
      <text:p text:style-name="Normal">Using gradient descent, the network adjusts weights in small steps to reduce the error gradually. This step-by-step optimization allows the network to learn patterns in data.</text:p>
      <text:p text:style-name="Normal">Training Process</text:p>
      <text:p text:style-name="Normal"/>
      <text:p text:style-name="Normal">Epoch: One complete pass through the entire training dataset.</text:p>
      <text:soft-page-break/>
      <text:p text:style-name="Normal">Batch: A subset of data passed through the network at once.</text:p>
      <text:p text:style-name="Normal">The network undergoes multiple epochs to learn from the data. Each epoch optimizes weights to reduce the loss function gradually.</text:p>
      <text:p text:style-name="Normal">Prediction</text:p>
      <text:p text:style-name="Normal"/>
      <text:p text:style-name="Normal">After training, the network can make predictions on new, unseen data by passing the inputs through the network layers in a forward pass.</text:p>
      <text:p text:style-name="Normal">Types of Neural Networks</text:p>
      <text:p text:style-name="Normal">Feedforward Neural Networks (FNN)</text:p>
      <text:p text:style-name="Normal"/>
      <text:p text:style-name="Normal">Data flows in one direction, from input to output, without looping back. Often used for basic tasks like image classification.</text:p>
      <text:p text:style-name="Normal">Convolutional Neural Networks (CNN)</text:p>
      <text:p text:style-name="Normal"/>
      <text:p text:style-name="Normal">Designed for image data, they apply convolutional layers to detect patterns like edges and textures. CNNs are effective in image classification, object detection, and facial recognition.</text:p>
      <text:p text:style-name="Normal">Recurrent Neural Networks (RNN)</text:p>
      <text:p text:style-name="Normal"/>
      <text:p text:style-name="Normal">Ideal for sequential data, RNNs have connections that form loops, allowing them to remember previous inputs. Commonly used in language processing and time-series analysis.</text:p>
      <text:p text:style-name="Normal">Long Short-Term Memory Networks (LSTM)</text:p>
      <text:p text:style-name="Normal"/>
      <text:p text:style-name="Normal">A type of RNN that solves the problem of short memory in standard RNNs. LSTMs are well-suited for long-term dependencies, making them ideal for tasks like language modeling.</text:p>
      <text:p text:style-name="Normal">Generative Adversarial Networks (GANs)</text:p>
      <text:p text:style-name="Normal"/>
      <text:p text:style-name="Normal">Consist of two networks (a generator and a discriminator) that compete to produce realistic synthetic data, like images or audio. GANs are widely used for generating new content.</text:p>
      <text:p text:style-name="Normal">Autoencoders</text:p>
      <text:p text:style-name="Normal"/>
      <text:p text:style-name="Normal">Neural networks used to learn efficient representations of data. Often applied in unsupervised learning tasks like anomaly detection and data compression.</text:p>
      <text:p text:style-name="Normal">Applications of Neural Networks</text:p>
      <text:p text:style-name="Normal">Image Recognition: Classifying objects in photos, detecting faces, etc.</text:p>
      <text:soft-page-break/>
      <text:p text:style-name="Normal">Natural Language Processing (NLP): Language translation, sentiment analysis, and chatbots.</text:p>
      <text:p text:style-name="Normal">Speech Recognition: Converting spoken language into text.</text:p>
      <text:p text:style-name="Normal">Anomaly Detection: Detecting fraud in transactions or defects in products.</text:p>
      <text:p text:style-name="Normal">Game Playing and Reinforcement Learning: Optimizing strategies in complex environments.</text:p>
      <text:p text:style-name="Normal">Medical Diagnosis: Assisting in diagnosis by analyzing medical images and patient data.</text:p>
      <text:p text:style-name="Normal">Advantages and Challenges</text:p>
      <text:p text:style-name="Normal">Advantages:</text:p>
      <text:p text:style-name="Normal"/>
      <text:p text:style-name="Normal">Pattern Recognition: Neural networks are excellent at recognizing complex patterns in data.</text:p>
      <text:p text:style-name="Normal">Adaptability: They can adapt to new data with further training.</text:p>
      <text:p text:style-name="Normal">Automation: Neural networks can automate tasks that were once only achievable by human expertise, like image classification.</text:p>
      <text:p text:style-name="Normal">Challenges:</text:p>
      <text:p text:style-name="Normal"/>
      <text:p text:style-name="Normal">Computational Resources: Training deep networks requires significant computational power and time.</text:p>
      <text:p text:style-name="Normal">Data Dependency: Neural networks require a large amount of labeled data for effective training.</text:p>
      <text:p text:style-name="Normal">Interpretability: They are often considered "black boxes" because understanding how they make decisions is challenging.</text:p>
      <text:p text:style-name="Normal">In summary, neural networks have transformed the field of artificial intelligence, allowing machines to perform tasks once thought exclusive to human intelligence. By mimicking brain processes through interconnected neurons, layers, and activation functions, neural networks can learn, generalize, and improve from vast amounts of data.</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41175_SHRIHARI_24_25</meta:initial-creator>
    <dc:creator>41175_SHRIHARI_24_25</dc:creator>
    <meta:creation-date>2024-11-07T18:14:00Z</meta:creation-date>
    <dc:date>2024-11-07T18:15:00Z</dc:date>
    <meta:template xlink:href="Normal.dotm" xlink:type="simple"/>
    <meta:editing-cycles>1</meta:editing-cycles>
    <meta:editing-duration>PT60S</meta:editing-duration>
    <meta:document-statistic meta:page-count="8" meta:paragraph-count="29" meta:word-count="2189" meta:character-count="14638" meta:row-count="103" meta:non-whitespace-character-count="12478"/>
  </office:meta>
</office:document-meta>
</file>